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/insert text to/between render data. </text:p>
            <text:p text:style-name="P5">In fact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a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.</text:span></text:p>
            <text:p text:style-name="P15"><text:span text:style-name="T6">Example: </text:span><text:span text:style-name="T5">Hello world!\nHallo Welt!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9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9">Lines</text:p>
                  <text:p text:style-name="P17">line-width<text:span text:style-name="T9">=2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miter, round or bevel, cap can be flat, round or square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9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 or wire.</text:p>
                  <text:p text:style-name="P17">deform<text:span text:style-name="T8">=</text:span></text:p>
                  <text:p text:style-name="P16">Geometry line points filter by a math formula. Available variables are x (horizontal coordinate), y (vertical coordinate) and t (time progess in range 0-1). The formula is parted by ',': first for the new horizontal, second for the new vertical coordinate.</text:p>
                  <text:p text:style-name="P19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0</text:span></text:p>
                  <text:p text:style-name="P16">Geometry flow direction angle.</text:p>
                </table:table-cell>
                <table:table-cell table:style-name="Tabelle1.A1" office:value-type="string">
                  <text:p text:style-name="P19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y<text:span text:style-name="T8">=0,0</text:span></text:p>
                  <text:p text:style-name="P17">rotate-yx<text:span text:style-name="T8">=0,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9">Color</text:p>
                  <text:p text:style-name="P17">color<text:span text:style-name="T8">=ffffff</text:span></text:p>
                  <text:p text:style-name="P17">color<text:span text:style-name="T8">=ffffff,ffffff,ffffff,ffffff</text:span></text:p>
                  <text:p text:style-name="P16">Solid or 4-corner gradient color for geometry filling in hexadecimal.</text:p>
                  <text:p text:style-name="P17">alpha<text:span text:style-name="T8">=ff</text:span></text:p>
                  <text:p text:style-name="P17">alpha<text:span text:style-name="T8">=ff,ff,ff,ff</text:span></text:p>
                  <text:p text:style-name="P16">Solid or 4-corner gradient opacity for geometry filling in hexadecimal.</text:p>
                  <text:p text:style-name="P17">texture<text:span text:style-name="T8">=</text:span></text:p>
                  <text:p text:style-name="P16">Image for geometry filling.</text:p>
                  <text:p text:style-name="P17">texfill<text:span text:style-name="T8">=0,0,clamp</text:span></text:p>
                  <text:p text:style-name="P16">Image position and wrap mode. Wrap modes are clamp, repeat, mirror and flow.</text:p>
                  <text:p text:style-name="P17">line-color<text:span text:style-name="T8">=ffffff</text:span></text:p>
                  <text:p text:style-name="P17">line-color<text:span text:style-name="T8">=ffffff,ffffff,ffffff,ffffff</text:span></text:p>
                  <text:p text:style-name="P16">Like <text:span text:style-name="T1">color</text:span>, but for lines.</text:p>
                  <text:p text:style-name="P17">line-alpha<text:span text:style-name="T8">=ff</text:span></text:p>
                  <text:p text:style-name="P17">line-alpha<text:span text:style-name="T8">=ff,ff,ff,ff</text:span></text:p>
                  <text:p text:style-name="P16">Like <text:span text:style-name="T1">alpha</text:span>, but for lines.</text:p>
                  <text:p text:style-name="P17">line-texture<text:span text:style-name="T8">=</text:span></text:p>
                  <text:p text:style-name="P16">Like texture, but for lines.</text:p>
                  <text:p text:style-name="P17">line-texfill<text:span text:style-name="T8">=0,0,clamp</text:span></text:p>
                  <text:p text:style-name="P16">Like texfill, but for lines.</text:p>
                </table:table-cell>
                <table:table-cell table:style-name="Tabelle1.A1" office:value-type="string">
                  <text:p text:style-name="P19">Rastering</text:p>
                  <text:p text:style-name="P17">blend<text:span text:style-name="T8">=over</text:span></text:p>
                  <text:p text:style-name="P16">Blending mode. Can be over, source, add, multiply or invert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.</text:p>
                  <text:p text:style-name="P17">clip<text:span text:style-name="T8">=clear</text:span></text:p>
                  <text:p text:style-name="P16">Clipping mode. Can be clear, set, unset, in or out.</text:p>
                  <text:p text:style-name="P19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()</text:span></text:p>
                  <text:p text:style-name="P17">animate<text:span text:style-name="T8">=0,0,()</text:span></text:p>
                  <text:p text:style-name="P17">animate<text:span text:style-name="T8">=t,()</text:span></text:p>
                  <text:p text:style-name="P17">animate<text:span text:style-name="T8">=0,0,t,()</text:span></text:p>
                  <text:p text:style-name="P16">Animation by interpolating style properties over time.</text:p>
                  <text:p text:style-name="P16">Versions:</text:p>
                  <text:p text:style-name="P16"><text:span text:style-name="T11">1)</text:span> Interpolates from previous style properties to given style properties in round brackets.</text:p>
                  <text:p text:style-name="P16"><text:span text:style-name="T11">2)</text:span> Like last, but with time range.</text:p>
                  <text:p text:style-name="P18">3)<text:span text:style-name="T12"> Like first, but beginning with a math formula to edit the progress status. t is an available variable with the current progess in range 0-1.</text:span></text:p>
                  <text:p text:style-name="P16"><text:span text:style-name="T11">4)</text:span> Combination of second and third.</text:p>
                  <text:p text:style-name="P19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kip<text:span text:style-name="T8">=</text:span></text:p>
                  <text:p text:style-name="P16">Increases next sylable start time.</text:p>
                  <text:p text:style-name="P17">kset<text:span text:style-name="T8">=</text:span></text:p>
                  <text:p text:style-name="P16">Sets current sylable start time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1M47S</meta:editing-duration>
    <meta:editing-cycles>389</meta:editing-cycles>
    <meta:generator>OpenOffice/4.0.1$Win32 OpenOffice.org_project/401m5$Build-9714</meta:generator>
    <dc:date>2013-11-03T15:21:30.69</dc:date>
    <dc:creator>Christoph Spanknebel</dc:creator>
    <meta:document-statistic meta:table-count="4" meta:image-count="0" meta:object-count="0" meta:page-count="3" meta:paragraph-count="221" meta:word-count="968" meta:character-count="6211"/>
    <meta:user-defined meta:name="Info 1"/>
    <meta:user-defined meta:name="Info 2"/>
    <meta:user-defined meta:name="Info 3"/>
    <meta:user-defined meta:name="Info 4"/>
  </office:meta>
</office:document-meta>
</file>